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AD0000010D9080349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 svg:font-family="'Trebuchet MS'"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C2" style:family="table-cell" style:data-style-name="N10000">
      <style:table-cell-properties fo:background-color="transparent" fo:padding="0cm" fo:border="none" style:writing-mode="page">
        <style:background-image/>
      </style:table-cell-properties>
    </style:style>
    <style:style style:name="Table1.20" style:family="table-row">
      <style:table-row-properties style:min-row-height="1.08cm"/>
    </style:style>
    <style:style style:name="Table1.A20" style:family="table-cell">
      <style:table-cell-properties fo:background-color="transparent" fo:padding="0cm" fo:border-left="none" fo:border-right="none" fo:border-top="none" fo:border-bottom="0.75pt solid #000000" style:writing-mode="page">
        <style:background-image/>
      </style:table-cell-properties>
    </style:style>
    <style:style style:name="Table1.B20"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1.C2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left="0cm" fo:margin-right="0cm" fo:text-align="end" style:justify-single-word="false" fo:text-indent="0cm" style:auto-text-indent="false"/>
      <style:text-properties style:font-name="Trebuchet MS" fo:font-size="10.5pt" officeooo:paragraph-rsid="0016845b" style:font-size-asian="10.5pt" style:font-size-complex="10.5pt"/>
    </style:style>
    <style:style style:name="P2" style:family="paragraph" style:parent-style-name="Standard">
      <style:paragraph-properties fo:margin-left="0cm" fo:margin-right="0cm" fo:text-indent="0cm" style:auto-text-indent="false"/>
      <style:text-properties style:font-name="Trebuchet MS" fo:font-size="10.5pt" officeooo:paragraph-rsid="000729da" style:font-size-asian="10.5pt" style:font-size-complex="10.5pt"/>
    </style:style>
    <style:style style:name="P3" style:family="paragraph" style:parent-style-name="Standard">
      <style:paragraph-properties fo:margin-left="0cm" fo:margin-right="0cm" fo:text-indent="0cm" style:auto-text-indent="false"/>
      <style:text-properties style:font-name="Trebuchet MS" fo:font-size="10.5pt" officeooo:paragraph-rsid="0016845b" style:font-size-asian="10.5pt" style:font-size-complex="10.5pt"/>
    </style:style>
    <style:style style:name="P4" style:family="paragraph" style:parent-style-name="Standard">
      <style:paragraph-properties fo:margin-left="0cm" fo:margin-right="0cm" fo:text-indent="0cm" style:auto-text-indent="false"/>
      <style:text-properties style:font-name="Trebuchet MS" fo:font-size="10pt" officeooo:paragraph-rsid="000729da" style:font-size-asian="10pt" style:font-size-complex="10pt"/>
    </style:style>
    <style:style style:name="P5" style:family="paragraph" style:parent-style-name="Standard">
      <style:paragraph-properties fo:margin-left="0cm" fo:margin-right="0cm" fo:text-align="justify" style:justify-single-word="false" fo:text-indent="0cm" style:auto-text-indent="false"/>
      <style:text-properties style:font-name="Trebuchet MS" fo:font-size="10pt" officeooo:paragraph-rsid="000729da" style:font-size-asian="10pt" style:font-size-complex="10pt"/>
    </style:style>
    <style:style style:name="P6" style:family="paragraph" style:parent-style-name="Standard">
      <style:paragraph-properties fo:margin-left="0cm" fo:margin-right="0cm" fo:text-align="justify" style:justify-single-word="false" fo:text-indent="0cm" style:auto-text-indent="false"/>
      <style:text-properties style:font-name="Trebuchet MS" fo:font-size="10.5pt" officeooo:paragraph-rsid="00069f97" style:font-size-asian="10.5pt" style:font-size-complex="10.5pt"/>
    </style:style>
    <style:style style:name="P7"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9f97" officeooo:paragraph-rsid="00069f9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9fff" officeooo:paragraph-rsid="001a9f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ar_20_défaut">
      <style:paragraph-properties fo:margin-top="0cm" fo:margin-bottom="0cm" style:contextual-spacing="false" fo:line-height="100%"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729da"/>
    </style:style>
    <style:style style:name="P11" style:family="paragraph" style:parent-style-name="Par_20_défaut">
      <style:paragraph-properties fo:margin-top="0cm" fo:margin-bottom="0cm" style:contextual-spacing="false" fo:line-height="100%"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1c259c"/>
    </style:style>
    <style:style style:name="T1" style:family="text">
      <style:text-properties officeooo:rsid="0016845b"/>
    </style:style>
    <style:style style:name="T2" style:family="text">
      <style:text-properties fo:font-weight="bold" style:font-weight-asian="bold" style:font-weight-complex="bold"/>
    </style:style>
    <style:style style:name="T3" style:family="text">
      <style:text-properties fo:font-weight="bold" officeooo:rsid="0005d9ca" style:font-weight-asian="bold" style:font-weight-complex="bold"/>
    </style:style>
    <style:style style:name="T4" style:family="text">
      <style:text-properties officeooo:rsid="001d0064"/>
    </style:style>
    <style:style style:name="T5" style:family="text">
      <style:text-properties officeooo:rsid="0015901e"/>
    </style:style>
    <style:style style:name="T6" style:family="text">
      <style:text-properties style:font-name="Trebuchet MS" fo:font-size="10.5pt" style:font-size-asian="10.5pt" style:font-size-complex="10.5pt"/>
    </style:style>
    <style:style style:name="T7" style:family="text">
      <style:text-properties style:font-name="Trebuchet MS" fo:font-size="8pt" style:text-underline-style="none" style:font-size-asian="8pt" style:font-size-complex="8pt"/>
    </style:style>
    <style:style style:name="T8" style:family="text">
      <style:text-properties style:font-name="Trebuchet MS" fo:font-size="8pt" style:text-underline-style="none" fo:font-weight="bold" officeooo:rsid="001c259c" style:font-size-asian="8pt" style:font-weight-asian="bold" style:font-size-complex="8pt" style:font-weight-complex="bold"/>
    </style:style>
    <style:style style:name="T9" style:family="text">
      <style:text-properties style:font-name="Trebuchet MS" fo:font-size="10.5pt" style:text-underline-style="none" fo:font-weight="bold" officeooo:rsid="001c259c" style:font-size-asian="10.5pt" style:font-weight-asian="bold" style:font-size-complex="10.5pt" style:font-weight-complex="bold"/>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tn for </text:span>Mr Yitzhak Amit, President of the Supreme Court of Israel</text:p>
      <text:p text:style-name="P2"><text:s text:c="25"/>2026</text:p>
      <text:p text:style-name="P3"><text:line-break/><text:span text:style-name="T2">Subject: Call to </text:span><text:span text:style-name="T3">revoke </text:span><text:span text:style-name="T2">proposed legislation on the death penalty/Call on Mr Yitzhak Amit, President of the Supreme Court of Israel, to invalidate the Death Penalty Law</text:span></text:p>
      <text:p text:style-name="P2"/>
      <text:p text:style-name="P4">Dear President of the Supreme court of Israel,</text:p>
      <text:p text:style-name="P4"/>
      <text:p text:style-name="P5">As a member/supporter of ACAT-<text:span text:style-name="T4">B</text:span><text:span text:style-name="T5">elgium</text:span>, I am writing to you to express my utmost indignation regarding the law adopted by the Knesset on 30 March 2026, which introduces the death penalty for individuals convicted of terror-related murder.</text:p>
      <text:p text:style-name="P5">The bill raises serious human rights concerns. By its wording, which refers to acts allegedly motivated</text:p>
      <text:p text:style-name="P5">by hatred and the intent to harm the State of Israel and the rebirth of the Jewish nation, and by the fact that it mainly refers to the military courts system of the Occupied Palestinian Territory, it will in practice apply exclusively to Palestinians, resulting in discrimination before the law. The introduction of de facto mandatory death sentences also limits judicial discretion in sentencing. Another cause for concern is that in the occupied West Bank, military courts – which, according to B'Tselem, “have an approximately 96% conviction rate, based largely on 'confessions' extracted under duress and torture during interrogations" – can impose the death penalty by a simple majority.</text:p>
      <text:p text:style-name="P5">On 2 January 2026, the United Nations High Commissioner for Human Rights called on the Israeli</text:p>
      <text:p text:style-name="P5">authorities to abandon this bill, warning that it was “profoundly difficult to reconcile such punishment with human dignity and raises the unacceptable risk of executing innocent people”. On 29 March 2026, the Secretary General of the Council of Europe, to which the Knesset has held observer status with the Parliamentary Assembly since 1957, also called on Israel authorities to abandon the legislative proposal,stating that the death penalty has “no place in modern justice and is incompatible with respect for fundamental human rights”.</text:p>
      <text:p text:style-name="P5">The wording of the bill violates Israel’s obligations under Article 6, in particular paragraphs 2 and 4, of the International Covenant on Civil and Political Rights, which restricts the use of the death penalty to the “most serious crimes”, requires strict safeguards against arbitrariness and grants the right to seek pardon or commutation of the sentence. Moreover, by providing for differential treatment in theapplication of the death penalty, the bill violates Articles 2 and 26 of the Covenant, which prohibit discrimination and gu arantee equality before the law.</text:p>
      <text:p text:style-name="P5">In light of the above, I respectfully call on the Supreme Court of Israel to declare the Death Penalty</text:p>
      <text:p text:style-name="P5">Law enacted by the Knesset null and void, on the grounds of its incompatibility with the Basic Law on</text:p>
      <text:p text:style-name="P5">Human Dignity and Liberty, with Israel’s obligations under international Human Rights Law, as well as</text:p>
      <text:p text:style-name="P5">with fundamental democratic values and the rule of law. <text:s text:c="11"/>Yours sincerely,</text:p>
      <text:p text:style-name="P6"/>
      <table:table table:name="Table1" table:style-name="Table1" table:template-name="Academic">
        <table:table-column table:style-name="Table1.A"/>
        <table:table-column table:style-name="Table1.B"/>
        <table:table-column table:style-name="Table1.C"/>
        <table:table-row>
          <table:table-cell table:style-name="Table1.A1" office:value-type="string">
            <text:p text:style-name="P7">F<text:span text:style-name="T6">irst and last name </text:span></text:p>
          </table:table-cell>
          <table:table-cell table:style-name="Table1.A1" office:value-type="string">
            <text:p text:style-name="P6">Address</text:p>
          </table:table-cell>
          <table:table-cell table:style-name="Table1.A1" office:value-type="string">
            <text:p text:style-name="P6">Signature</text:p>
          </table:table-cell>
        </table:table-row>
        <table:table-row>
          <table:table-cell table:style-name="Table1.A2" office:value-type="string">
            <text:p text:style-name="P8">1</text:p>
          </table:table-cell>
          <table:table-cell table:style-name="Table1.A2" office:value-type="string">
            <text:p text:style-name="P9"/>
            <text:p text:style-name="P9"/>
          </table:table-cell>
          <table:table-cell table:style-name="Table1.C2">
            <text:p text:style-name="P9"/>
          </table:table-cell>
        </table:table-row>
        <table:table-row>
          <table:table-cell table:style-name="Table1.A2" office:value-type="string">
            <text:p text:style-name="P8">2</text:p>
          </table:table-cell>
          <table:table-cell table:style-name="Table1.A2" office:value-type="string">
            <text:p text:style-name="P9"/>
            <text:p text:style-name="P9"/>
          </table:table-cell>
          <table:table-cell table:style-name="Table1.C2">
            <text:p text:style-name="P9"/>
          </table:table-cell>
        </table:table-row>
        <table:table-row>
          <table:table-cell table:style-name="Table1.A2" office:value-type="string">
            <text:p text:style-name="P8">3</text:p>
          </table:table-cell>
          <table:table-cell table:style-name="Table1.A2" office:value-type="string">
            <text:p text:style-name="P9"/>
            <text:p text:style-name="P9"/>
          </table:table-cell>
          <table:table-cell table:style-name="Table1.C2">
            <text:p text:style-name="P9"/>
          </table:table-cell>
        </table:table-row>
        <table:table-row>
          <table:table-cell table:style-name="Table1.A2" office:value-type="string">
            <text:p text:style-name="P8">4</text:p>
          </table:table-cell>
          <table:table-cell table:style-name="Table1.A2" office:value-type="string">
            <text:p text:style-name="P9"/>
            <text:p text:style-name="P9"/>
          </table:table-cell>
          <table:table-cell table:style-name="Table1.C2">
            <text:p text:style-name="P9"/>
          </table:table-cell>
        </table:table-row>
        <table:table-row>
          <table:table-cell table:style-name="Table1.A2" office:value-type="string">
            <text:p text:style-name="P8">5</text:p>
          </table:table-cell>
          <table:table-cell table:style-name="Table1.A2" office:value-type="string">
            <text:p text:style-name="P9"/>
            <text:p text:style-name="P9"/>
          </table:table-cell>
          <table:table-cell table:style-name="Table1.C2">
            <text:p text:style-name="P9"/>
          </table:table-cell>
        </table:table-row>
        <table:table-row>
          <table:table-cell table:style-name="Table1.A2" office:value-type="string">
            <text:p text:style-name="P8">6</text:p>
          </table:table-cell>
          <table:table-cell table:style-name="Table1.A2" office:value-type="string">
            <text:p text:style-name="P9"/>
            <text:p text:style-name="P9"/>
          </table:table-cell>
          <table:table-cell table:style-name="Table1.C2">
            <text:p text:style-name="P9"/>
          </table:table-cell>
        </table:table-row>
        <table:table-row>
          <table:table-cell table:style-name="Table1.A2" office:value-type="string">
            <text:p text:style-name="P8">7</text:p>
          </table:table-cell>
          <table:table-cell table:style-name="Table1.A2" office:value-type="string">
            <text:p text:style-name="P9"/>
            <text:p text:style-name="P9"/>
          </table:table-cell>
          <table:table-cell table:style-name="Table1.A2" office:value-type="string">
            <text:p text:style-name="P9"/>
            <text:p text:style-name="P9"/>
            <text:p text:style-name="P9"/>
          </table:table-cell>
        </table:table-row>
        <table:table-row>
          <table:table-cell table:style-name="Table1.A2" office:value-type="string">
            <text:p text:style-name="P8">8</text:p>
          </table:table-cell>
          <table:table-cell table:style-name="Table1.A2" office:value-type="string">
            <text:p text:style-name="P9"/>
            <text:p text:style-name="P9"/>
          </table:table-cell>
          <table:table-cell table:style-name="Table1.C2">
            <text:p text:style-name="P9"/>
          </table:table-cell>
        </table:table-row>
        <text:soft-page-break/>
        <table:table-row>
          <table:table-cell table:style-name="Table1.A2" office:value-type="string">
            <text:p text:style-name="P8"/>
            <text:p text:style-name="P8">9</text:p>
          </table:table-cell>
          <table:table-cell table:style-name="Table1.C2">
            <text:p text:style-name="P9"/>
          </table:table-cell>
          <table:table-cell table:style-name="Table1.A2" office:value-type="string">
            <text:p text:style-name="P9"/>
            <text:p text:style-name="P9"/>
          </table:table-cell>
        </table:table-row>
        <table:table-row>
          <table:table-cell table:style-name="Table1.A2" office:value-type="string">
            <text:p text:style-name="P8">10</text:p>
          </table:table-cell>
          <table:table-cell table:style-name="Table1.C2">
            <text:p text:style-name="P9"/>
          </table:table-cell>
          <table:table-cell table:style-name="Table1.A2" office:value-type="string">
            <text:p text:style-name="P9"/>
            <text:p text:style-name="P9"/>
          </table:table-cell>
        </table:table-row>
        <table:table-row>
          <table:table-cell table:style-name="Table1.A2" office:value-type="string">
            <text:p text:style-name="P8">11</text:p>
          </table:table-cell>
          <table:table-cell table:style-name="Table1.C2">
            <text:p text:style-name="P9"/>
          </table:table-cell>
          <table:table-cell table:style-name="Table1.A2" office:value-type="string">
            <text:p text:style-name="P9"/>
            <text:p text:style-name="P9"/>
          </table:table-cell>
        </table:table-row>
        <table:table-row>
          <table:table-cell table:style-name="Table1.A2" office:value-type="string">
            <text:p text:style-name="P8">12</text:p>
          </table:table-cell>
          <table:table-cell table:style-name="Table1.C2">
            <text:p text:style-name="P9"/>
          </table:table-cell>
          <table:table-cell table:style-name="Table1.A2" office:value-type="string">
            <text:p text:style-name="P9"/>
            <text:p text:style-name="P9"/>
          </table:table-cell>
        </table:table-row>
        <table:table-row>
          <table:table-cell table:style-name="Table1.A2" office:value-type="string">
            <text:p text:style-name="P8">13</text:p>
          </table:table-cell>
          <table:table-cell table:style-name="Table1.C2">
            <text:p text:style-name="P9"/>
          </table:table-cell>
          <table:table-cell table:style-name="Table1.A2" office:value-type="string">
            <text:p text:style-name="P9"/>
            <text:p text:style-name="P9"/>
          </table:table-cell>
        </table:table-row>
        <table:table-row>
          <table:table-cell table:style-name="Table1.A2" office:value-type="string">
            <text:p text:style-name="P8">14</text:p>
          </table:table-cell>
          <table:table-cell table:style-name="Table1.C2">
            <text:p text:style-name="P9"/>
          </table:table-cell>
          <table:table-cell table:style-name="Table1.A2" office:value-type="string">
            <text:p text:style-name="P9"/>
            <text:p text:style-name="P9"/>
          </table:table-cell>
        </table:table-row>
        <table:table-row>
          <table:table-cell table:style-name="Table1.A2" office:value-type="string">
            <text:p text:style-name="P8">15</text:p>
          </table:table-cell>
          <table:table-cell table:style-name="Table1.C2">
            <text:p text:style-name="P9"/>
          </table:table-cell>
          <table:table-cell table:style-name="Table1.A2" office:value-type="string">
            <text:p text:style-name="P9"/>
            <text:p text:style-name="P9"/>
          </table:table-cell>
        </table:table-row>
        <table:table-row>
          <table:table-cell table:style-name="Table1.A2" office:value-type="string">
            <text:p text:style-name="P8">16</text:p>
          </table:table-cell>
          <table:table-cell table:style-name="Table1.C2">
            <text:p text:style-name="P9"/>
          </table:table-cell>
          <table:table-cell table:style-name="Table1.A2" office:value-type="string">
            <text:p text:style-name="P9"/>
            <text:p text:style-name="P9"/>
          </table:table-cell>
        </table:table-row>
        <table:table-row>
          <table:table-cell table:style-name="Table1.A2" office:value-type="string">
            <text:p text:style-name="P8">17</text:p>
          </table:table-cell>
          <table:table-cell table:style-name="Table1.C2">
            <text:p text:style-name="P9"/>
          </table:table-cell>
          <table:table-cell table:style-name="Table1.A2" office:value-type="string">
            <text:p text:style-name="P9"/>
            <text:p text:style-name="P9"/>
          </table:table-cell>
        </table:table-row>
        <table:table-row>
          <table:table-cell table:style-name="Table1.A2" office:value-type="string">
            <text:p text:style-name="P8">18</text:p>
          </table:table-cell>
          <table:table-cell table:style-name="Table1.C2">
            <text:p text:style-name="P9"/>
          </table:table-cell>
          <table:table-cell table:style-name="Table1.A2" office:value-type="string">
            <text:p text:style-name="P9"/>
            <text:p text:style-name="P9"/>
          </table:table-cell>
        </table:table-row>
        <table:table-row table:style-name="Table1.20">
          <table:table-cell table:style-name="Table1.A20" office:value-type="string">
            <text:p text:style-name="P8">19</text:p>
          </table:table-cell>
          <table:table-cell table:style-name="Table1.B20">
            <text:p text:style-name="P9"/>
          </table:table-cell>
          <table:table-cell table:style-name="Table1.C20" office:value-type="string">
            <text:p text:style-name="P9"/>
            <text:p text:style-name="P9"/>
            <text:p text:style-name="P9"/>
          </table:table-cell>
        </table:table-row>
      </table:table>
      <text:p text:style-name="P10"><text:span text:style-name="Hyperlink.0"><text:span text:style-name="T7"/></text:span></text:p>
      <text:p text:style-name="P10"><text:span text:style-name="Hyperlink.0"><text:span text:style-name="T7"/></text:span></text:p>
      <text:p text:style-name="P10"><text:span text:style-name="Hyperlink.0"><text:span text:style-name="T7"/></text:span></text:p>
      <text:p text:style-name="P11"><text:span text:style-name="Hyperlink.0"><text:span text:style-name="T8">-</text:span></text:span><text:span text:style-name="Hyperlink.0"><text:span text:style-name="T9">Call on Mr Yitzhak Amit, President of the Supreme Court of Israel, to invalidate the Death Penalty Law- page 2-</text:span></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9"/></text:span></text:p>
      <text:p text:style-name="P11"><text:span text:style-name="Hyperlink.0"><text:span text:style-name="T8">Suppl. ACAT Info février 2025. Éditeur responsable C. d’Aloisio , ACAT Belgique, 44 rue Brogniez 1070 Bruxelle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 svg:font-family="'Trebuchet M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ar_20_défaut" style:display-name="Par défaut" style:family="paragraph">
      <style:paragraph-properties fo:margin-top="0.282cm" fo:margin-bottom="0cm" style:contextual-spacing="false" fo:line-height="120%" fo:hyphenation-ladder-count="no-limit" fo:hyphenation-keep="auto" loext:hyphenation-keep-type="column"/>
      <style:text-properties fo:color="#000000" loext:opacity="100%" style:font-name="Helvetica Neue" fo:font-family="'Helvetica Neue'" style:font-family-generic="roman" style:font-pitch="variable" fo:language="fr" fo:country="FR" style:letter-kerning="false" style:font-name-asian="Arial Unicode MS" style:font-family-asian="'Arial Unicode MS'" style:font-family-generic-asian="system" style:font-pitch-asian="variable" style:font-name-complex="Arial Unicode MS" style:font-family-complex="'Arial Unicode MS'" style:font-family-generic-complex="system" style:font-pitch-complex="variable" fo:hyphenate="true" fo:hyphenation-remain-char-count="2" fo:hyphenation-push-char-count="2" loext:hyphenation-no-caps="false" loext:hyphenation-no-last-word="false" loext:hyphenation-word-char-count="no-limit" loext:hyphenation-zone="no-limit"/>
    </style:style>
    <style:style style:name="Internet_20_link" style:display-name="Internet link" style:family="text">
      <style:text-properties style:text-underline-style="solid" style:text-underline-width="auto" style:text-underline-color="#ffffff" style:text-underline-mode="continuous" style:text-overline-mode="continuous" style:text-line-through-mode="continuous"/>
    </style:style>
    <style:style style:name="Hyperlink.0" style:family="text" style:parent-style-name="Internet_20_link">
      <style:text-properties style:text-underline-style="solid" style:text-underline-width="auto" style:text-underline-color="#ffffff" style:text-underline-mode="continuous" style:text-overline-mode="continuous" style:text-line-through-mode="continuous"/>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BE">
      <number:number number:min-integer-digits="1"/>
    </number:number-style>
    <number:text-style style:name="N10100" number:language="fr" number:country="BE">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center" style:justify-single-word="false" fo:text-indent="0cm" style:auto-text-indent="false"/>
      <style:text-properties style:font-name="Trebuchet MS" fo:font-size="9pt" fo:font-style="italic" style:text-underline-style="none" officeooo:paragraph-rsid="0005d9ca" style:font-size-asian="9pt" style:font-style-asian="italic" style:font-size-complex="9pt" style:font-style-complex="italic"/>
    </style:style>
    <style:style style:name="MT1" style:family="text">
      <style:text-properties officeooo:rsid="0016845b"/>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 1" text:anchor-type="paragraph" svg:x="-2cm" svg:y="-2cm" svg:width="2.18cm" svg:height="3.401cm" draw:z-index="1"><draw:image xlink:href="Pictures/10000001000000AD0000010D9080349E.png" xlink:type="simple" xlink:show="embed" xlink:actuate="onLoad" draw:mime-type="image/png"/><draw:contour-polygon svg:width="5.996cm" svg:height="9.382cm" svg:viewBox="0 0 5996 9382"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8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7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6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6031,9417 6031,9382 6031,9346 6031,9311 6031,9276 6031,9241 6031,9205 6031,9170 6031,9135 6031,9100 6031,9064 6031,9029 6031,8994 6031,8958 6031,8923 6031,8888 6031,8853 6031,8817 6031,8782 6031,8747 6031,8712 6031,8676 6031,8641 6031,8606 6031,8570 6031,8535 6031,8500 6031,8465 6031,8429 6031,8394 6031,8359 6031,8324 6031,8288 6031,8253 6031,8218 6031,8182 6031,8147 6031,8112 6031,8077 6031,8041 6031,8006 6031,7971 6031,7936 6031,7900 6031,7865 6031,7830 6031,7794 6031,7759 6031,7724 6031,7689 6031,7653 6031,7618 6031,7583 6031,7548 6031,7512 6031,7477 6031,7442 6031,7406 6031,7371 6031,7336 6031,7301 6031,7265 6031,7230 6031,7195 6031,7160 6031,7124 6031,7089 6031,7054 6031,7019 6031,6983 6031,6948 6031,6913 6031,6877 6031,6842 6031,6807 6031,6772 6031,6736 6031,6701 6031,6666 6031,6631 6031,6595 6031,6560 6031,6525 6031,6489 6031,6454 6031,6419 6031,6384 6031,6348 6031,6313 6031,6278 6031,6243 6031,6207 6031,6172 6031,6137 6031,6101 6031,6066 6031,6031 6031,5996 6031,5960 6031,5925 6031,5890 6031,5855 6031,5819 6031,5784 6031,5749 6031,5713 6031,5678 6031,5643 6031,5608 6031,5572 6031,5537 6031,5502 6031,5467 6031,5431 6031,5396 6031,5361 6031,5325 6031,5290 6031,5255 6031,5220 6031,5184 6031,5149 6031,5114 6031,5079 6031,5043 6031,5008 6031,4973 6031,4937 6031,4902 6031,4867 6031,4832 6031,4796 6031,4761 6031,4726 6031,4691 6031,4655 6031,4620 6031,4585 6031,4550 6031,4514 6031,4479 6031,4444 6031,4408 6031,4373 6031,4338 6031,4303 6031,4267 6031,4232 6031,4197 6031,4162 6031,4126 6031,4091 6031,4056 6031,4020 6031,3985 6031,3950 6031,3915 6031,3879 6031,3844 6031,3809 6031,3774 6031,3738 6031,3703 6031,3668 6031,3632 6031,3597 6031,3562 6031,3527 6031,3491 6031,3456 6031,3421 6031,3386 6031,3350 6031,3315 6031,3280 6031,3244 6031,3209 6031,3174 6031,3139 6031,3103 6031,3068 6031,3033 6031,2998 6031,2962 6031,2927 6031,2892 6031,2856 6031,2821 6031,2786 6031,2751 6031,2715 6031,2680 6031,2645 6031,2610 6031,2574 6031,2539 6031,2504 6031,2468 6031,2433 6031,2398 6031,2363 6031,2327 6031,2292 6031,2257 6031,2222 6031,2186 6031,2151 6031,2116 6031,2081 6031,2045 6031,2010 6031,1975 6031,1939 6031,1904 6031,1869 6031,1834 6031,1798 6031,1763 6031,1728 6031,1693 6031,1657 6031,1622 6031,1587 6031,1551 6031,1516 6031,1481 6031,1446 6031,1410 6031,1375 6031,1340 6031,1305 6031,1269 6031,1234 6031,1199 6031,1163 6031,1128 6031,1093 6031,1058 6031,1022 6031,987 6031,952 6031,917 6031,881 6031,846 6031,811 6031,775 6031,740 6031,705 6031,670 6031,634 6031,599 6031,564 6031,529 6031,493 6031,458 6031,423 6031,387 6031,352 6031,317 6031,282 6031,246 6031,211 6031,176 6031,141 6031,105 6031,70 6031,35" draw:recreate-on-edit="true"/></draw:frame><text:s/><text:span text:style-name="MT1">A</text:span>ffiliated with <text:span text:style-name="MT1">the</text:span> FIACAT, <text:span text:style-name="MT1">ACAT Belgium </text:span>holds consultative status with the United Nations, observer status with the African Commission on Human and Peoples’ Rights, participatory status <text:span text:style-name="MT1">at</text:span> the Council of Europe,... <text:s text:c="3"/></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4-02T08:34:27.409191400</meta:creation-date>
    <dc:date>2026-04-03T15:38:49.578660400</dc:date>
    <meta:editing-duration>PT1H47M56S</meta:editing-duration>
    <meta:editing-cycles>10</meta:editing-cycles>
    <meta:generator>LibreOffice/25.2.7.2$Windows_X86_64 LibreOffice_project/5cbfd1ab6520636bb5f7b99185aa69bd7456825d</meta:generator>
    <meta:print-date>2026-04-02T12:42:58.020541300</meta:print-date>
    <meta:printed-by>PDF files</meta:printed-by>
    <meta:document-statistic meta:table-count="1" meta:image-count="1" meta:object-count="0" meta:page-count="2" meta:paragraph-count="39" meta:word-count="551" meta:character-count="3442" meta:non-whitespace-character-count="2885"/>
  </office:meta>
</office:document-meta>
</file>